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Pictures/2000000A000000DD000000DD32CA8AE9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A000000DD000000DD32CA8AE9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1.225cm" svg:y="0.265cm">
            <draw:object draw:notify-on-update-of-ranges="Sheet1.A3:Sheet1.A9 Sheet1.B3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004cm" svg:x="11.271cm" svg:y="10.28cm">
            <draw:object draw:notify-on-update-of-ranges="Sheet1.A26:Sheet1.A60 Sheet1.B26:Sheet1.B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999cm" svg:height="8.999cm" svg:x="11.305cm" svg:y="26.449cm">
            <draw:object draw:notify-on-update-of-ranges="Sheet1.A63:Sheet1.A74 Sheet1.B63:Sheet1.B7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.997cm" svg:height="9.004cm" svg:x="17.621cm" svg:y="37.985cm">
            <draw:object draw:notify-on-update-of-ranges="Sheet1.C63:Sheet1.C4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5.999cm" svg:height="8.999cm" svg:x="29.269cm" svg:y="0.426cm">
            <draw:object draw:notify-on-update-of-ranges="Sheet1.A3:Sheet1.A9 Sheet1.C3:Sheet1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15.999cm" svg:height="8.999cm" svg:x="47.414cm" svg:y="0.426cm">
            <draw:object draw:notify-on-update-of-ranges="Sheet1.A3:Sheet1.A9 Sheet1.D3:Sheet1.D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7cm" svg:height="9.004cm" svg:x="29.352cm" svg:y="10.226cm">
            <draw:object draw:notify-on-update-of-ranges="Sheet1.A26:Sheet1.A60 Sheet1.C26:Sheet1.C6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7cm" svg:height="9.004cm" svg:x="47.414cm" svg:y="10.226cm">
            <draw:object draw:notify-on-update-of-ranges="Sheet1.A26:Sheet1.A60 Sheet1.D26:Sheet1.D6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29.352cm" svg:y="26.404cm">
            <draw:object draw:notify-on-update-of-ranges="Sheet1.A63:Sheet1.A74 Sheet1.C63:Sheet1.C7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15.999cm" svg:height="8.999cm" svg:x="47.414cm" svg:y="26.404cm">
            <draw:object draw:notify-on-update-of-ranges="Sheet1.A63:Sheet1.A74 Sheet1.D63:Sheet1.D7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y of week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2">
          <table:table-cell office:value-type="string">
            <text:p>niedziela</text:p>
          </table:table-cell>
          <table:table-cell office:value-type="float" office:value="207833">
            <text:p>207833</text:p>
          </table:table-cell>
          <table:table-cell office:value-type="float" office:value="17675">
            <text:p>17675</text:p>
          </table:table-cell>
          <table:table-cell office:value-type="float" office:value="225508">
            <text:p>225508</text:p>
          </table:table-cell>
        </table:table-row>
        <table:table-row table:style-name="ro2">
          <table:table-cell office:value-type="string">
            <text:p>poniedziałek</text:p>
          </table:table-cell>
          <table:table-cell office:value-type="float" office:value="156381">
            <text:p>156381</text:p>
          </table:table-cell>
          <table:table-cell office:value-type="float" office:value="16503">
            <text:p>16503</text:p>
          </table:table-cell>
          <table:table-cell office:value-type="float" office:value="172884">
            <text:p>172884</text:p>
          </table:table-cell>
        </table:table-row>
        <table:table-row table:style-name="ro2">
          <table:table-cell office:value-type="string">
            <text:p>wtorek</text:p>
          </table:table-cell>
          <table:table-cell office:value-type="float" office:value="152044">
            <text:p>152044</text:p>
          </table:table-cell>
          <table:table-cell office:value-type="float" office:value="16014">
            <text:p>16014</text:p>
          </table:table-cell>
          <table:table-cell office:value-type="float" office:value="168058">
            <text:p>168058</text:p>
          </table:table-cell>
        </table:table-row>
        <table:table-row table:style-name="ro2">
          <table:table-cell office:value-type="string">
            <text:p>środa</text:p>
          </table:table-cell>
          <table:table-cell office:value-type="float" office:value="157251">
            <text:p>157251</text:p>
          </table:table-cell>
          <table:table-cell office:value-type="float" office:value="16595">
            <text:p>16595</text:p>
          </table:table-cell>
          <table:table-cell office:value-type="float" office:value="173846">
            <text:p>173846</text:p>
          </table:table-cell>
        </table:table-row>
        <table:table-row table:style-name="ro2">
          <table:table-cell office:value-type="string">
            <text:p>czwartek</text:p>
          </table:table-cell>
          <table:table-cell office:value-type="float" office:value="167478">
            <text:p>167478</text:p>
          </table:table-cell>
          <table:table-cell office:value-type="float" office:value="17881">
            <text:p>17881</text:p>
          </table:table-cell>
          <table:table-cell office:value-type="float" office:value="185359">
            <text:p>185359</text:p>
          </table:table-cell>
        </table:table-row>
        <table:table-row table:style-name="ro2">
          <table:table-cell office:value-type="string">
            <text:p>piątek</text:p>
          </table:table-cell>
          <table:table-cell office:value-type="float" office:value="210041">
            <text:p>210041</text:p>
          </table:table-cell>
          <table:table-cell office:value-type="float" office:value="21549">
            <text:p>21549</text:p>
          </table:table-cell>
          <table:table-cell office:value-type="float" office:value="231590">
            <text:p>231590</text:p>
          </table:table-cell>
        </table:table-row>
        <table:table-row table:style-name="ro2">
          <table:table-cell office:value-type="string">
            <text:p>sobota</text:p>
          </table:table-cell>
          <table:table-cell office:value-type="float" office:value="249113">
            <text:p>249113</text:p>
          </table:table-cell>
          <table:table-cell office:value-type="float" office:value="21028">
            <text:p>21028</text:p>
          </table:table-cell>
          <table:table-cell office:value-type="float" office:value="270141">
            <text:p>270141</text:p>
          </table:table-cell>
        </table:table-row>
        <table:table-row table:style-name="ro3">
          <table:table-cell table:number-columns-repeated="4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>
            <text:p>year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44144">
            <text:p>44144</text:p>
          </table:table-cell>
          <table:table-cell office:value-type="float" office:value="5823">
            <text:p>5823</text:p>
          </table:table-cell>
          <table:table-cell office:value-type="float" office:value="49967">
            <text:p>4996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4180">
            <text:p>44180</text:p>
          </table:table-cell>
          <table:table-cell office:value-type="float" office:value="5506">
            <text:p>5506</text:p>
          </table:table-cell>
          <table:table-cell office:value-type="float" office:value="49686">
            <text:p>49686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2862">
            <text:p>42862</text:p>
          </table:table-cell>
          <table:table-cell office:value-type="float" office:value="5352">
            <text:p>5352</text:p>
          </table:table-cell>
          <table:table-cell office:value-type="float" office:value="48214">
            <text:p>48214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7263">
            <text:p>37263</text:p>
          </table:table-cell>
          <table:table-cell office:value-type="float" office:value="5449">
            <text:p>5449</text:p>
          </table:table-cell>
          <table:table-cell office:value-type="float" office:value="42712">
            <text:p>42712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6182">
            <text:p>36182</text:p>
          </table:table-cell>
          <table:table-cell office:value-type="float" office:value="5026">
            <text:p>5026</text:p>
          </table:table-cell>
          <table:table-cell office:value-type="float" office:value="41208">
            <text:p>41208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7736">
            <text:p>37736</text:p>
          </table:table-cell>
          <table:table-cell office:value-type="float" office:value="5138">
            <text:p>5138</text:p>
          </table:table-cell>
          <table:table-cell office:value-type="float" office:value="42874">
            <text:p>42874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8893">
            <text:p>38893</text:p>
          </table:table-cell>
          <table:table-cell office:value-type="float" office:value="4768">
            <text:p>4768</text:p>
          </table:table-cell>
          <table:table-cell office:value-type="float" office:value="43661">
            <text:p>4366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0736">
            <text:p>40736</text:p>
          </table:table-cell>
          <table:table-cell office:value-type="float" office:value="4898">
            <text:p>4898</text:p>
          </table:table-cell>
          <table:table-cell office:value-type="float" office:value="45634">
            <text:p>45634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1087">
            <text:p>41087</text:p>
          </table:table-cell>
          <table:table-cell office:value-type="float" office:value="4694">
            <text:p>4694</text:p>
          </table:table-cell>
          <table:table-cell office:value-type="float" office:value="45781">
            <text:p>45781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41784">
            <text:p>41784</text:p>
          </table:table-cell>
          <table:table-cell office:value-type="float" office:value="4642">
            <text:p>4642</text:p>
          </table:table-cell>
          <table:table-cell office:value-type="float" office:value="46426">
            <text:p>46426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40417">
            <text:p>40417</text:p>
          </table:table-cell>
          <table:table-cell office:value-type="float" office:value="4907">
            <text:p>4907</text:p>
          </table:table-cell>
          <table:table-cell office:value-type="float" office:value="45324">
            <text:p>45324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9505">
            <text:p>39505</text:p>
          </table:table-cell>
          <table:table-cell office:value-type="float" office:value="4746">
            <text:p>4746</text:p>
          </table:table-cell>
          <table:table-cell office:value-type="float" office:value="44251">
            <text:p>44251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6613">
            <text:p>36613</text:p>
          </table:table-cell>
          <table:table-cell office:value-type="float" office:value="4158">
            <text:p>4158</text:p>
          </table:table-cell>
          <table:table-cell office:value-type="float" office:value="40771">
            <text:p>4077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4648">
            <text:p>34648</text:p>
          </table:table-cell>
          <table:table-cell office:value-type="float" office:value="3855">
            <text:p>3855</text:p>
          </table:table-cell>
          <table:table-cell office:value-type="float" office:value="38503">
            <text:p>3850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5498">
            <text:p>35498</text:p>
          </table:table-cell>
          <table:table-cell office:value-type="float" office:value="3470">
            <text:p>3470</text:p>
          </table:table-cell>
          <table:table-cell office:value-type="float" office:value="38968">
            <text:p>3896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5932">
            <text:p>35932</text:p>
          </table:table-cell>
          <table:table-cell office:value-type="float" office:value="3326">
            <text:p>3326</text:p>
          </table:table-cell>
          <table:table-cell office:value-type="float" office:value="39258">
            <text:p>3925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6885">
            <text:p>36885</text:p>
          </table:table-cell>
          <table:table-cell office:value-type="float" office:value="3286">
            <text:p>3286</text:p>
          </table:table-cell>
          <table:table-cell office:value-type="float" office:value="40171">
            <text:p>4017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7159">
            <text:p>37159</text:p>
          </table:table-cell>
          <table:table-cell office:value-type="float" office:value="3274">
            <text:p>3274</text:p>
          </table:table-cell>
          <table:table-cell office:value-type="float" office:value="40433">
            <text:p>4043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6972">
            <text:p>36972</text:p>
          </table:table-cell>
          <table:table-cell office:value-type="float" office:value="3298">
            <text:p>3298</text:p>
          </table:table-cell>
          <table:table-cell office:value-type="float" office:value="40270">
            <text:p>4027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6767">
            <text:p>36767</text:p>
          </table:table-cell>
          <table:table-cell office:value-type="float" office:value="3137">
            <text:p>3137</text:p>
          </table:table-cell>
          <table:table-cell office:value-type="float" office:value="39904">
            <text:p>3990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6795">
            <text:p>36795</text:p>
          </table:table-cell>
          <table:table-cell office:value-type="float" office:value="3137">
            <text:p>3137</text:p>
          </table:table-cell>
          <table:table-cell office:value-type="float" office:value="39932">
            <text:p>3993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177">
            <text:p>37177</text:p>
          </table:table-cell>
          <table:table-cell office:value-type="float" office:value="3108">
            <text:p>3108</text:p>
          </table:table-cell>
          <table:table-cell office:value-type="float" office:value="40285">
            <text:p>4028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7559">
            <text:p>37559</text:p>
          </table:table-cell>
          <table:table-cell office:value-type="float" office:value="3175">
            <text:p>3175</text:p>
          </table:table-cell>
          <table:table-cell office:value-type="float" office:value="40734">
            <text:p>4073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144">
            <text:p>38144</text:p>
          </table:table-cell>
          <table:table-cell office:value-type="float" office:value="3124">
            <text:p>3124</text:p>
          </table:table-cell>
          <table:table-cell office:value-type="float" office:value="41268">
            <text:p>4126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066">
            <text:p>38066</text:p>
          </table:table-cell>
          <table:table-cell office:value-type="float" office:value="3247">
            <text:p>3247</text:p>
          </table:table-cell>
          <table:table-cell office:value-type="float" office:value="41313">
            <text:p>4131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8084">
            <text:p>38084</text:p>
          </table:table-cell>
          <table:table-cell office:value-type="float" office:value="2978">
            <text:p>2978</text:p>
          </table:table-cell>
          <table:table-cell office:value-type="float" office:value="41062">
            <text:p>4106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8928">
            <text:p>38928</text:p>
          </table:table-cell>
          <table:table-cell office:value-type="float" office:value="2913">
            <text:p>2913</text:p>
          </table:table-cell>
          <table:table-cell office:value-type="float" office:value="41841">
            <text:p>4184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8285">
            <text:p>38285</text:p>
          </table:table-cell>
          <table:table-cell office:value-type="float" office:value="2926">
            <text:p>2926</text:p>
          </table:table-cell>
          <table:table-cell office:value-type="float" office:value="41211">
            <text:p>4121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7044">
            <text:p>37044</text:p>
          </table:table-cell>
          <table:table-cell office:value-type="float" office:value="2714">
            <text:p>2714</text:p>
          </table:table-cell>
          <table:table-cell office:value-type="float" office:value="39758">
            <text:p>3975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3861">
            <text:p>33861</text:p>
          </table:table-cell>
          <table:table-cell office:value-type="float" office:value="2341">
            <text:p>2341</text:p>
          </table:table-cell>
          <table:table-cell office:value-type="float" office:value="36202">
            <text:p>3620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0617">
            <text:p>30617</text:p>
          </table:table-cell>
          <table:table-cell office:value-type="float" office:value="2057">
            <text:p>2057</text:p>
          </table:table-cell>
          <table:table-cell office:value-type="float" office:value="32674">
            <text:p>3267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0075">
            <text:p>30075</text:p>
          </table:table-cell>
          <table:table-cell office:value-type="float" office:value="1731">
            <text:p>1731</text:p>
          </table:table-cell>
          <table:table-cell office:value-type="float" office:value="31806">
            <text:p>3180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9657">
            <text:p>29657</text:p>
          </table:table-cell>
          <table:table-cell office:value-type="float" office:value="1797">
            <text:p>1797</text:p>
          </table:table-cell>
          <table:table-cell office:value-type="float" office:value="31454">
            <text:p>314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0759">
            <text:p>30759</text:p>
          </table:table-cell>
          <table:table-cell office:value-type="float" office:value="1637">
            <text:p>1637</text:p>
          </table:table-cell>
          <table:table-cell office:value-type="float" office:value="32396">
            <text:p>3239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9827">
            <text:p>29827</text:p>
          </table:table-cell>
          <table:table-cell office:value-type="float" office:value="1607">
            <text:p>1607</text:p>
          </table:table-cell>
          <table:table-cell office:value-type="float" office:value="31434">
            <text:p>31434</text:p>
          </table:table-cell>
        </table:table-row>
        <table:table-row table:style-name="ro3">
          <table:table-cell table:number-columns-repeated="4"/>
        </table:table-row>
        <table:table-row table:style-name="ro2">
          <table:table-cell office:value-type="string">
            <text:p>miesiąc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308">
            <text:p>92308</text:p>
          </table:table-cell>
          <table:table-cell office:value-type="float" office:value="10109">
            <text:p>10109</text:p>
          </table:table-cell>
          <table:table-cell office:value-type="float" office:value="102417">
            <text:p>102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024">
            <text:p>85024</text:p>
          </table:table-cell>
          <table:table-cell office:value-type="float" office:value="8836">
            <text:p>8836</text:p>
          </table:table-cell>
          <table:table-cell office:value-type="float" office:value="93860">
            <text:p>938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849">
            <text:p>97849</text:p>
          </table:table-cell>
          <table:table-cell office:value-type="float" office:value="9752">
            <text:p>9752</text:p>
          </table:table-cell>
          <table:table-cell office:value-type="float" office:value="107601">
            <text:p>1076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1616">
            <text:p>101616</text:p>
          </table:table-cell>
          <table:table-cell office:value-type="float" office:value="9501">
            <text:p>9501</text:p>
          </table:table-cell>
          <table:table-cell office:value-type="float" office:value="111117">
            <text:p>1111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130">
            <text:p>112130</text:p>
          </table:table-cell>
          <table:table-cell office:value-type="float" office:value="10170">
            <text:p>1017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048">
            <text:p>115048</text:p>
          </table:table-cell>
          <table:table-cell office:value-type="float" office:value="10105">
            <text:p>10105</text:p>
          </table:table-cell>
          <table:table-cell office:value-type="float" office:value="125153">
            <text:p>1251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1130">
            <text:p>121130</text:p>
          </table:table-cell>
          <table:table-cell office:value-type="float" office:value="10616">
            <text:p>10616</text:p>
          </table:table-cell>
          <table:table-cell office:value-type="float" office:value="131746">
            <text:p>1317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3639">
            <text:p>123639</text:p>
          </table:table-cell>
          <table:table-cell office:value-type="float" office:value="11266">
            <text:p>11266</text:p>
          </table:table-cell>
          <table:table-cell office:value-type="float" office:value="134905">
            <text:p>1349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856">
            <text:p>114856</text:p>
          </table:table-cell>
          <table:table-cell office:value-type="float" office:value="11057">
            <text:p>11057</text:p>
          </table:table-cell>
          <table:table-cell office:value-type="float" office:value="125913">
            <text:p>1259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211">
            <text:p>118211</text:p>
          </table:table-cell>
          <table:table-cell office:value-type="float" office:value="11752">
            <text:p>11752</text:p>
          </table:table-cell>
          <table:table-cell office:value-type="float" office:value="129963">
            <text:p>1299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192">
            <text:p>109192</text:p>
          </table:table-cell>
          <table:table-cell office:value-type="float" office:value="12069">
            <text:p>12069</text:p>
          </table:table-cell>
          <table:table-cell office:value-type="float" office:value="121261">
            <text:p>12126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138">
            <text:p>109138</text:p>
          </table:table-cell>
          <table:table-cell office:value-type="float" office:value="12012">
            <text:p>12012</text:p>
          </table:table-cell>
          <table:table-cell office:value-type="float" office:value="121150">
            <text:p>121150</text:p>
          </table:table-cell>
        </table:table-row>
        <table:table-row table:style-name="ro1" table:number-rows-repeated="40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24T19:49:01</dc:date>
    <meta:editing-duration>PT2H57M24S</meta:editing-duration>
    <meta:editing-cycles>7</meta:editing-cycles>
    <meta:generator>LibreOffice/3.5$Linux_X86_64 LibreOffice_project/350m1$Build-2</meta:generator>
    <dc:creator>Łukasz Opioła</dc:creator>
    <meta:document-statistic meta:table-count="1" meta:cell-count="228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5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5011">
      <style:chart-properties chart:data-label-number="value-and-percentage" chart:data-label-text="false" chart:data-label-symbol="false"/>
      <style:graphic-properties draw:stroke="none" draw:fill-color="#004586"/>
      <style:text-properties fo:color="#000000"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313cm" svg:y="0.316cm" chart:style-name="ch2">
          <text:p>Ilość wypadków w zależności od dnia tygodnia</text:p>
        </chart:title>
        <chart:subtitle svg:x="7.52cm" svg:y="1.275cm" chart:style-name="ch3">
          <text:p>USA</text:p>
        </chart:subtitle>
        <chart:legend chart:legend-position="end" svg:x="13.34cm" svg:y="2.707cm" style:legend-expansion="high" chart:style-name="ch4"/>
        <chart:plot-area chart:style-name="ch5" table:cell-range-address="Sheet1.A3:Sheet1.B9" chart:data-source-has-labels="column" svg:x="0.32cm" svg:y="2.138cm" svg:width="12.7cm" svg:height="6.682cm" dr3d:vrp="(0 0 87591.2408759124)" dr3d:projection="parallel" dr3d:distance="4.2cm" dr3d:focal-length="8cm" dr3d:shadow-slant="0" dr3d:shade-mode="flat" dr3d:ambient-color="#cccccc" dr3d:lighting-mode="true">
          <chartooo:coordinate-region svg:x="3.634cm" svg:y="2.398cm" svg:width="6.064cm" svg:height="6.064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Sheet1.A3:Sheet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B3:Sheet1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3:Sheet1.A9</svg:desc>
                </draw:g>
              </table:table-cell>
              <table:table-cell office:value-type="float" office:value="207833">
                <text:p>207833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56381">
                <text:p>156381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52044">
                <text:p>15204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57251">
                <text:p>157251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67478">
                <text:p>167478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0041">
                <text:p>210041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49113">
                <text:p>249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23cm" svg:y="0.316cm" chart:style-name="ch2">
          <text:p>Liczba wypadków w miesiącach, USA+GB</text:p>
        </chart:title>
        <chart:plot-area chart:style-name="ch3" table:cell-range-address="Sheet1.A63:Sheet1.A74 Sheet1.D63:Sheet1.D74" chart:data-source-has-labels="column" svg:x="0.77cm" svg:y="1.635cm" svg:width="14.59cm" svg:height="6.765cm">
          <chartooo:coordinate-region svg:x="2.132cm" svg:y="1.834cm" svg:width="13.228cm" svg:height="5.919cm"/>
          <chart:axis chart:dimension="x" chart:name="primary-x" chart:style-name="ch4" chartooo:axis-type="auto">
            <chartooo:date-scale/>
            <chart:categories table:cell-range-address="Sheet1.A63:Sheet1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3:Sheet1.D7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3:Sheet1.A74</svg:desc>
                </draw:g>
              </table:table-cell>
              <table:table-cell office:value-type="float" office:value="102417">
                <text:p>102417</text:p>
                <draw:g>
                  <svg:desc>Sheet1.D63:Sheet1.D7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3860">
                <text:p>938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7601">
                <text:p>1076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1117">
                <text:p>1111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2300">
                <text:p>1223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5153">
                <text:p>1251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1746">
                <text:p>1317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4905">
                <text:p>1349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5913">
                <text:p>125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9963">
                <text:p>12996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1261">
                <text:p>1212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1150">
                <text:p>1211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-and-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313cm" svg:y="0.316cm" chart:style-name="ch2">
          <text:p>Ilość wypadków w zależności od dnia tygodnia</text:p>
        </chart:title>
        <chart:subtitle svg:x="7.639cm" svg:y="1.275cm" chart:style-name="ch3">
          <text:p>GB</text:p>
        </chart:subtitle>
        <chart:legend chart:legend-position="end" svg:x="13.34cm" svg:y="2.707cm" style:legend-expansion="high" chart:style-name="ch4"/>
        <chart:plot-area chart:style-name="ch5" table:cell-range-address="Sheet1.A3:Sheet1.A9 Sheet1.C3:Sheet1.C9" chart:data-source-has-labels="column" svg:x="0.32cm" svg:y="2.138cm" svg:width="12.7cm" svg:height="6.682cm" dr3d:vrp="(0 0 87591.2408759124)" dr3d:projection="parallel" dr3d:distance="4.2cm" dr3d:focal-length="8cm" dr3d:shadow-slant="0" dr3d:shade-mode="flat" dr3d:ambient-color="#cccccc" dr3d:lighting-mode="true">
          <chartooo:coordinate-region svg:x="3.633cm" svg:y="2.431cm" svg:width="6.028cm" svg:height="6.028cm"/>
          <dr3d:light dr3d:diffuse-color="#808080" dr3d:direction="(0 0 1)" dr3d:enabled="false" dr3d:specular="true"/>
          <dr3d:light dr3d:diffuse-color="#333333" dr3d:direction="(0 -0.0330127018922192 0.9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categories table:cell-range-address="Sheet1.A3:Sheet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C3:Sheet1.C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3:Sheet1.A9</svg:desc>
                </draw:g>
              </table:table-cell>
              <table:table-cell office:value-type="float" office:value="17675">
                <text:p>17675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549">
                <text:p>21549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1028">
                <text:p>2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A000000DD000000DD32CA8AE9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5cm" chart:style-name="ch2">
          <text:p>Liczba wypadków w latach, USA</text:p>
        </chart:title>
        <chart:plot-area chart:style-name="ch3" table:cell-range-address="Sheet1.A26:Sheet1.B60" chart:data-source-has-labels="column" svg:x="0.769cm" svg:y="1.635cm" svg:width="14.591cm" svg:height="6.77cm">
          <chartooo:coordinate-region svg:x="1.946cm" svg:y="1.835cm" svg:width="13.414cm" svg:height="5.48cm"/>
          <chart:axis chart:dimension="x" chart:name="primary-x" chart:style-name="ch4" chartooo:axis-type="auto">
            <chartooo:date-scale/>
            <chart:categories table:cell-range-address="Sheet1.A26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60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26:Sheet1.A60</svg:desc>
                </draw:g>
              </table:table-cell>
              <table:table-cell office:value-type="float" office:value="44144">
                <text:p>44144</text:p>
                <draw:g>
                  <svg:desc>Sheet1.B26:Sheet1.B60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4180">
                <text:p>4418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2862">
                <text:p>4286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7263">
                <text:p>37263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36182">
                <text:p>3618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7736">
                <text:p>37736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38893">
                <text:p>38893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0736">
                <text:p>4073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1087">
                <text:p>4108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1784">
                <text:p>4178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0417">
                <text:p>404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9505">
                <text:p>3950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36613">
                <text:p>3661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4648">
                <text:p>34648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5498">
                <text:p>3549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5932">
                <text:p>35932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7159">
                <text:p>3715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6972">
                <text:p>36972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6767">
                <text:p>3676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6795">
                <text:p>367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177">
                <text:p>3717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7559">
                <text:p>3755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8066">
                <text:p>38066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38084">
                <text:p>3808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8928">
                <text:p>3892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8285">
                <text:p>3828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3861">
                <text:p>3386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0617">
                <text:p>306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0075">
                <text:p>3007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9657">
                <text:p>2965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0759">
                <text:p>30759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9827">
                <text:p>29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6cm" chart:style-name="ch2">
          <text:p>Liczba wypadków w miesiącach, USA</text:p>
        </chart:title>
        <chart:plot-area chart:style-name="ch3" table:cell-range-address="Sheet1.A63:Sheet1.B74" chart:data-source-has-labels="column" svg:x="0.77cm" svg:y="1.635cm" svg:width="14.59cm" svg:height="6.765cm">
          <chartooo:coordinate-region svg:x="2.132cm" svg:y="1.835cm" svg:width="13.228cm" svg:height="5.918cm"/>
          <chart:axis chart:dimension="x" chart:name="primary-x" chart:style-name="ch4" chartooo:axis-type="auto">
            <chartooo:date-scale/>
            <chart:categories table:cell-range-address="Sheet1.A63:Sheet1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3:Sheet1.B7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3:Sheet1.A74</svg:desc>
                </draw:g>
              </table:table-cell>
              <table:table-cell office:value-type="float" office:value="92308">
                <text:p>92308</text:p>
                <draw:g>
                  <svg:desc>Sheet1.B63:Sheet1.B7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5024">
                <text:p>850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849">
                <text:p>978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1616">
                <text:p>1016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2130">
                <text:p>1121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5048">
                <text:p>1150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1130">
                <text:p>12113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3639">
                <text:p>1236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4856">
                <text:p>1148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8211">
                <text:p>11821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9192">
                <text:p>1091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9138">
                <text:p>109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492cm" svg:y="0.316cm" chart:style-name="ch2">
          <text:p>Liczba wypadków na przestrzeni roku, Wielka Brytania</text:p>
        </chart:title>
        <chart:plot-area chart:style-name="ch3" table:cell-range-address="Sheet1.C63:Sheet1.C428" svg:x="0.769cm" svg:y="1.635cm" svg:width="14.591cm" svg:height="6.77cm">
          <chartooo:coordinate-region svg:x="1.946cm" svg:y="1.834cm" svg:width="13.414cm" svg:height="6.3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3:Sheet1.C428" chart:class="chart:line">
            <chart:data-point chart:repeated="3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09">
                <text:p>10109</text:p>
                <draw:g>
                  <svg:desc>Sheet1.C63:Sheet1.C4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01">
                <text:p>9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66">
                <text:p>11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52">
                <text:p>117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12">
                <text:p>12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-and-percentag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313cm" svg:y="0.316cm" chart:style-name="ch2">
          <text:p>Ilość wypadków w zależności od dnia tygodnia</text:p>
        </chart:title>
        <chart:subtitle svg:x="7.11cm" svg:y="1.275cm" chart:style-name="ch3">
          <text:p>USA+GB</text:p>
        </chart:subtitle>
        <chart:legend chart:legend-position="end" svg:x="13.34cm" svg:y="2.707cm" style:legend-expansion="high" chart:style-name="ch4"/>
        <chart:plot-area chart:style-name="ch5" table:cell-range-address="Sheet1.A3:Sheet1.A9 Sheet1.D3:Sheet1.D9" chart:data-source-has-labels="column" svg:x="0.32cm" svg:y="2.138cm" svg:width="12.7cm" svg:height="6.682cm" dr3d:vrp="(0 0 87591.2408759124)" dr3d:projection="parallel" dr3d:distance="4.2cm" dr3d:focal-length="8cm" dr3d:shadow-slant="0" dr3d:shade-mode="flat" dr3d:ambient-color="#cccccc" dr3d:lighting-mode="true">
          <chartooo:coordinate-region svg:x="3.633cm" svg:y="2.401cm" svg:width="6.061cm" svg:height="6.061cm"/>
          <dr3d:light dr3d:diffuse-color="#808080" dr3d:direction="(0 0 1)" dr3d:enabled="false" dr3d:specular="true"/>
          <dr3d:light dr3d:diffuse-color="#333333" dr3d:direction="(0 -0.0330127018922192 0.9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categories table:cell-range-address="Sheet1.A3:Sheet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D3:Sheet1.D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3:Sheet1.A9</svg:desc>
                </draw:g>
              </table:table-cell>
              <table:table-cell office:value-type="float" office:value="225508">
                <text:p>225508</text:p>
                <draw:g>
                  <svg:desc>Sheet1.D3:Sheet1.D9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72884">
                <text:p>172884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68058">
                <text:p>168058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73846">
                <text:p>173846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85359">
                <text:p>185359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31590">
                <text:p>231590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70141">
                <text:p>2701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6cm" chart:style-name="ch2">
          <text:p>Liczba wypadków w latach, GB</text:p>
        </chart:title>
        <chart:plot-area chart:style-name="ch3" table:cell-range-address="Sheet1.A26:Sheet1.A60 Sheet1.C26:Sheet1.C60" chart:data-source-has-labels="column" svg:x="0.769cm" svg:y="1.635cm" svg:width="14.591cm" svg:height="6.77cm">
          <chartooo:coordinate-region svg:x="1.761cm" svg:y="1.834cm" svg:width="13.599cm" svg:height="5.481cm"/>
          <chart:axis chart:dimension="x" chart:name="primary-x" chart:style-name="ch4" chartooo:axis-type="auto">
            <chartooo:date-scale/>
            <chart:categories table:cell-range-address="Sheet1.A26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6:Sheet1.C60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26:Sheet1.A60</svg:desc>
                </draw:g>
              </table:table-cell>
              <table:table-cell office:value-type="float" office:value="5823">
                <text:p>5823</text:p>
                <draw:g>
                  <svg:desc>Sheet1.C26:Sheet1.C60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607">
                <text:p>16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6cm" chart:style-name="ch2">
          <text:p>Liczba wypadków w latach, USA+GB</text:p>
        </chart:title>
        <chart:plot-area chart:style-name="ch3" table:cell-range-address="Sheet1.A26:Sheet1.A60 Sheet1.D26:Sheet1.D60" chart:data-source-has-labels="column" svg:x="0.769cm" svg:y="1.635cm" svg:width="14.591cm" svg:height="6.77cm">
          <chartooo:coordinate-region svg:x="1.946cm" svg:y="1.834cm" svg:width="13.414cm" svg:height="5.481cm"/>
          <chart:axis chart:dimension="x" chart:name="primary-x" chart:style-name="ch4" chartooo:axis-type="auto">
            <chartooo:date-scale/>
            <chart:categories table:cell-range-address="Sheet1.A26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6:Sheet1.D60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26:Sheet1.A60</svg:desc>
                </draw:g>
              </table:table-cell>
              <table:table-cell office:value-type="float" office:value="49967">
                <text:p>49967</text:p>
                <draw:g>
                  <svg:desc>Sheet1.D26:Sheet1.D60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9686">
                <text:p>4968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8214">
                <text:p>4821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42712">
                <text:p>4271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41208">
                <text:p>41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3661">
                <text:p>4366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5634">
                <text:p>4563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5781">
                <text:p>45781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6">
                <text:p>46426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5324">
                <text:p>4532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4251">
                <text:p>4425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0771">
                <text:p>40771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03">
                <text:p>3850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8968">
                <text:p>3896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9258">
                <text:p>3925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40171">
                <text:p>40171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40433">
                <text:p>4043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40270">
                <text:p>4027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9904">
                <text:p>39904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9932">
                <text:p>399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285">
                <text:p>4028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40734">
                <text:p>40734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1268">
                <text:p>4126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1313">
                <text:p>4131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1062">
                <text:p>4106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1841">
                <text:p>4184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41211">
                <text:p>4121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9758">
                <text:p>3975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6202">
                <text:p>3620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2674">
                <text:p>3267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1806">
                <text:p>3180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1434">
                <text:p>31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Liczba wypadków w miesiącach, GB</text:p>
        </chart:title>
        <chart:plot-area chart:style-name="ch3" table:cell-range-address="Sheet1.A63:Sheet1.A74 Sheet1.C63:Sheet1.C74" chart:data-source-has-labels="column" svg:x="0.77cm" svg:y="1.635cm" svg:width="14.59cm" svg:height="6.765cm">
          <chartooo:coordinate-region svg:x="1.947cm" svg:y="1.835cm" svg:width="13.413cm" svg:height="5.918cm"/>
          <chart:axis chart:dimension="x" chart:name="primary-x" chart:style-name="ch4" chartooo:axis-type="auto">
            <chartooo:date-scale/>
            <chart:categories table:cell-range-address="Sheet1.A63:Sheet1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3:Sheet1.C74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3:Sheet1.A74</svg:desc>
                </draw:g>
              </table:table-cell>
              <table:table-cell office:value-type="float" office:value="10109">
                <text:p>10109</text:p>
                <draw:g>
                  <svg:desc>Sheet1.C63:Sheet1.C7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01">
                <text:p>95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266">
                <text:p>112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2">
                <text:p>117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012">
                <text:p>12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